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Calibri" fo:font-size="14pt" fo:font-weight="bold" officeooo:paragraph-rsid="0002b737" style:font-size-asian="14pt" style:font-weight-asian="bold" style:font-size-complex="14pt"/>
    </style:style>
    <style:style style:name="P2" style:family="paragraph" style:parent-style-name="Standard">
      <style:paragraph-properties fo:text-align="start" style:justify-single-word="false"/>
      <style:text-properties style:font-name="Calibri" fo:font-size="12pt" fo:font-weight="normal" officeooo:rsid="0002b737" officeooo:paragraph-rsid="0002b737"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Calibri" fo:font-size="12pt" fo:font-weight="normal" officeooo:rsid="0002b737" officeooo:paragraph-rsid="0002b737"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Calibri" fo:font-size="12pt" fo:font-weight="normal" officeooo:rsid="0007851e" officeooo:paragraph-rsid="0007851e"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officeooo:paragraph-rsid="0002b737"/>
    </style:style>
    <style:style style:name="P6" style:family="paragraph" style:parent-style-name="Standard">
      <style:paragraph-properties fo:text-align="start" style:justify-single-word="false"/>
      <style:text-properties officeooo:paragraph-rsid="0007851e"/>
    </style:style>
    <style:style style:name="P7" style:family="paragraph" style:parent-style-name="Standard">
      <style:paragraph-properties fo:text-align="start" style:justify-single-word="false"/>
      <style:text-properties officeooo:rsid="0007a52e" officeooo:paragraph-rsid="0007a52e"/>
    </style:style>
    <style:style style:name="T1" style:family="text">
      <style:text-properties style:font-name="Calibri" fo:font-size="12pt" fo:font-weight="normal" style:font-size-asian="10.5pt" style:font-weight-asian="normal" style:font-size-complex="12pt" style:font-weight-complex="normal"/>
    </style:style>
    <style:style style:name="T2" style:family="text">
      <style:text-properties style:font-name="Calibri" fo:font-size="12pt" fo:font-weight="normal" officeooo:rsid="0007851e" style:font-size-asian="10.5pt" style:font-weight-asian="normal" style:font-size-complex="12pt" style:font-weight-complex="normal"/>
    </style:style>
    <style:style style:name="T3" style:family="text">
      <style:text-properties style:font-name="Calibri" fo:font-size="12pt" fo:font-weight="normal" officeooo:rsid="0007a52e" style:font-size-asian="10.5pt" style:font-weight-asian="normal" style:font-size-complex="12pt" style:font-weight-complex="normal"/>
    </style:style>
    <style:style style:name="T4" style:family="text">
      <style:text-properties style:font-name="Calibri" fo:font-size="12pt" fo:font-weight="normal" officeooo:rsid="000857ee" style:font-size-asian="10.5pt" style:font-weight-asian="normal" style:font-size-complex="12pt" style:font-weight-complex="normal"/>
    </style:style>
    <style:style style:name="T5" style:family="text">
      <style:text-properties style:font-name="Calibri" fo:font-size="12pt" fo:font-weight="normal" officeooo:rsid="0008ae53" style:font-size-asian="10.5pt" style:font-weight-asian="normal" style:font-size-complex="12pt" style:font-weight-complex="normal"/>
    </style:style>
    <style:style style:name="T6" style:family="text">
      <style:text-properties style:font-name="Calibri" fo:font-size="12pt" fo:font-weight="normal" officeooo:rsid="000a9ea3" style:font-size-asian="10.5pt" style:font-weight-asian="normal" style:font-size-complex="12pt" style:font-weight-complex="normal"/>
    </style:style>
    <style:style style:name="T7" style:family="text">
      <style:text-properties style:font-name="Calibri" fo:font-size="14pt" fo:font-weight="bold" style:font-size-asian="14pt" style:font-weight-asian="bold" style:font-size-complex="14pt"/>
    </style:style>
    <style:style style:name="T8" style:family="text">
      <style:text-properties style:font-name="Calibri" fo:font-size="14pt" fo:font-weight="bold" officeooo:rsid="00062dce" style:font-size-asian="14pt" style:font-weight-asian="bold" style:font-size-complex="14pt"/>
    </style:style>
    <style:style style:name="T9" style:family="text">
      <style:text-properties officeooo:rsid="00062dce"/>
    </style:style>
    <style:style style:name="T10" style:family="text">
      <style:text-properties officeooo:rsid="0007851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7">Question 2 : Comment réduire les impacts sur l’environnement grâce aux systèmes </text:span><text:span text:style-name="T8">informatiques</text:span><text:span text:style-name="T7">?</text:span></text:p>
      <text:p text:style-name="P1"/>
      <text:p text:style-name="P2">1) <text:span text:style-name="T9">Ce qui touche à l’informatique peut être très coûteux en énergie (data center) mais peut aussi être avantageux pour notre environnement. </text:span><text:span text:style-name="T10">C’est ce que je vais vous faire découvrir dans cette présentation.</text:span></text:p>
      <text:p text:style-name="P2"/>
      <text:p text:style-name="P6"><text:span text:style-name="T2">2) Le premier exemple c’est une start-up parisienne </text:span><text:span text:style-name="T6">du nom de Qarnot </text:span><text:span text:style-name="T2">qui a développé des radiateurs connectés. Il s’agit en réalité de serveurs décentralisés qui effectuent des opérations et qui produisent suffisamment de chaleur pour chauffer une pièce. Ainsi, on évite le gaspillage et la chaleur émise par ces serveurs devient utile. </text:span><text:span text:style-name="T3">Sur Paris un HLM a été équipé de ces radiateurs et permet de réduire pratiquement de 100 % la consommation de chauffage.</text:span></text:p>
      <text:p text:style-name="P6"><text:span text:style-name="T3"/></text:p>
      <text:p text:style-name="P7"><text:span text:style-name="T3">U</text:span><text:span text:style-name="T1">n autre exemple est des celui des systèmes embarqués, ces mini-ordinateurs que l’on peut équiper partout. De nombreux systèmes utilisent ces petits ordinateurs afin d’optimiser leur consommation. Par exemple des capteurs de présences permettent d’éteindre la lumière lorsqu’une pièce n’est pas occupé. </text:span><text:span text:style-name="T4">Cela permet aussi </text:span><text:span text:style-name="T5">de rendre les systèmes autonomes : ils se gèrent tout seul ce qui réduis la main d’œuvre, l’énergie consommé et améliore la performance su système. Par exemple la domotique : une maison connecté </text:span></text:p>
      <text:p text:style-name="P6"><text:span text:style-name="T2"/></text:p>
      <text:p text:style-name="P6"><text:span text:style-name="T2"/></text:p>
      <text:p text:style-name="P6"><text:span text:style-name="T2">L’idée est de créer une co-habitation entre environnement et informatique : utiliser nous outils informatique et les rendrent utile pour l’environnement voir </text:span></text:p>
      <text:p text:style-name="P4"/>
      <text:p text:style-name="P4"/>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8T11:52:14.910294656</meta:creation-date>
    <dc:date>2022-06-19T21:28:50.344408679</dc:date>
    <meta:editing-duration>PT39M21S</meta:editing-duration>
    <meta:editing-cycles>3</meta:editing-cycles>
    <meta:generator>LibreOffice/6.4.7.2$Linux_X86_64 LibreOffice_project/40$Build-2</meta:generator>
    <meta:document-statistic meta:table-count="0" meta:image-count="0" meta:object-count="0" meta:page-count="1" meta:paragraph-count="5" meta:word-count="221" meta:character-count="1431" meta:non-whitespace-character-count="1213"/>
  </office:meta>
</office:document-meta>
</file>